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style="italic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ff0000" style:font-name="Calibri1" fo:font-size="16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officeooo:rsid="001cb9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Cartouche de contexte</text:p>
      <text:p text:style-name="P1">Dans les vastes plaines bercées par les chaleureux <text:span text:style-name="T2">alizés</text:span> d'été, perdu derrière les immenses forêts, au déla des majestueuses montagnes où y coule vie et bonheur, les habitants du petit pays vagués <text:s/>à leurs occupations sans se soucier du monde <text:span text:style-name="T2">extérieur.</text:span> Tout était beau, simple et magique. Pourtant, le mal <text:s/>approchait... Sans prévenir, la prophétie des anciens du village se réalisa et toute la contrée fut corrompue par les <text:span text:style-name="T2">ténèbres.</text:span> Les habitants devinrent momifié et enfermé dans leurs maisons, la vie se mit alors a végéter et à <text:span text:style-name="T2">disparaître.</text:span> Néanmoins, un vieux sage et son jeune étudiant <text:span text:style-name="T2">trouvèrent</text:span> un moyen de vaincre le mal. L'ancien prodigue de la science se mit a crée des antennes spéciales, capable de transmettre le bonheur de foyer en foyer mais il demeurait un problème...</text:p>
      <text:p text:style-name="P1"/>
      <text:p text:style-name="P3">Dialogue :</text:p>
      <text:p text:style-name="P2"><text:span text:style-name="T2">Vieux</text:span> :</text:p>
      <text:p text:style-name="P1">Mon jeune <text:span text:style-name="T2">élevé</text:span>, maintenant que mes pylônes sont prêt, tu vas devoir les <text:s/>installer afin de <text:span text:style-name="T2">répandre</text:span> le bonheur dans les maisons du villages.</text:p>
      <text:p text:style-name="P2">Jeune :</text:p>
      <text:p text:style-name="P1">Très bien, je suis fin prêt, il me suffit de cliqué sur la zone dans laquelle je veux placer mon <text:span text:style-name="T2">pylône</text:span> et une fois le palier de bonheur globale atteint, le village sera sauvé.</text:p>
      <text:p text:style-name="P2"><text:span text:style-name="T2">Vieux</text:span> :</text:p>
      <text:p text:style-name="P1">Va mon ami et ramène la paix, mais n'oublie pas que la portée de tes <text:span text:style-name="T2">pylônes</text:span> est limitée... Bonne ch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6:31:16.046000000</dc:date>
    <meta:editing-duration>PT1M13S</meta:editing-duration>
    <meta:editing-cycles>1</meta:editing-cycles>
    <meta:document-statistic meta:table-count="0" meta:image-count="0" meta:object-count="0" meta:page-count="1" meta:paragraph-count="9" meta:word-count="219" meta:character-count="1262" meta:non-whitespace-character-count="1049"/>
    <meta:generator>LibreOffice/5.1.6.2$Windows_x86 LibreOffice_project/07ac168c60a517dba0f0d7bc7540f5afa45f0909</meta:generator>
  </office:meta>
</office:document-meta>
</file>